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B0000002ADB6F8D1B38FA44C2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8.302cm" svg:height="4.558cm" svg:x="2.175cm" svg:y="1.587cm">
          <draw:image xlink:href="Pictures/10000000000004B0000002ADB6F8D1B38FA44C2C.png" xlink:type="simple" xlink:show="embed" xlink:actuate="onLoad" draw:mime-type="image/png">
            <text:p/>
          </draw:image>
        </draw:frame>
        <draw:frame draw:style-name="gr1" draw:text-style-name="P1" draw:layer="layout" svg:width="8.302cm" svg:height="4.558cm" svg:x="2.175cm" svg:y="6.667cm">
          <draw:image xlink:href="Pictures/10000000000004B0000002ADB6F8D1B38FA44C2C.png" xlink:type="simple" xlink:show="embed" xlink:actuate="onLoad" draw:mime-type="image/png">
            <text:p/>
          </draw:image>
        </draw:frame>
        <draw:frame draw:style-name="gr1" draw:text-style-name="P1" draw:layer="layout" svg:width="8.302cm" svg:height="4.558cm" svg:x="2.222cm" svg:y="16.827cm">
          <draw:image xlink:href="Pictures/10000000000004B0000002ADB6F8D1B38FA44C2C.png" xlink:type="simple" xlink:show="embed" xlink:actuate="onLoad" draw:mime-type="image/png">
            <text:p/>
          </draw:image>
        </draw:frame>
        <draw:frame draw:style-name="gr1" draw:text-style-name="P1" draw:layer="layout" svg:width="8.302cm" svg:height="4.558cm" svg:x="2.175cm" svg:y="11.634cm">
          <draw:image xlink:href="Pictures/10000000000004B0000002ADB6F8D1B38FA44C2C.png" xlink:type="simple" xlink:show="embed" xlink:actuate="onLoad" draw:mime-type="image/png">
            <text:p/>
          </draw:image>
        </draw:frame>
        <draw:frame draw:style-name="gr1" draw:text-style-name="P1" draw:layer="layout" svg:width="8.302cm" svg:height="4.558cm" svg:x="2.175cm" svg:y="21.907cm">
          <draw:image xlink:href="Pictures/10000000000004B0000002ADB6F8D1B38FA44C2C.png" xlink:type="simple" xlink:show="embed" xlink:actuate="onLoad" draw:mime-type="image/png">
            <text:p/>
          </draw:image>
        </draw:frame>
        <draw:frame draw:style-name="gr1" draw:text-style-name="P1" draw:layer="layout" svg:width="8.302cm" svg:height="4.558cm" svg:x="11.112cm" svg:y="1.587cm">
          <draw:image xlink:href="Pictures/10000000000004B0000002ADB6F8D1B38FA44C2C.png" xlink:type="simple" xlink:show="embed" xlink:actuate="onLoad" draw:mime-type="image/png">
            <text:p/>
          </draw:image>
        </draw:frame>
        <draw:frame draw:style-name="gr1" draw:text-style-name="P1" draw:layer="layout" svg:width="8.302cm" svg:height="4.558cm" svg:x="11.112cm" svg:y="6.667cm">
          <draw:image xlink:href="Pictures/10000000000004B0000002ADB6F8D1B38FA44C2C.png" xlink:type="simple" xlink:show="embed" xlink:actuate="onLoad" draw:mime-type="image/png">
            <text:p/>
          </draw:image>
        </draw:frame>
        <draw:frame draw:style-name="gr1" draw:text-style-name="P1" draw:layer="layout" svg:width="8.302cm" svg:height="4.558cm" svg:x="11.159cm" svg:y="16.827cm">
          <draw:image xlink:href="Pictures/10000000000004B0000002ADB6F8D1B38FA44C2C.png" xlink:type="simple" xlink:show="embed" xlink:actuate="onLoad" draw:mime-type="image/png">
            <text:p/>
          </draw:image>
        </draw:frame>
        <draw:frame draw:style-name="gr1" draw:text-style-name="P1" draw:layer="layout" svg:width="8.302cm" svg:height="4.558cm" svg:x="11.112cm" svg:y="11.634cm">
          <draw:image xlink:href="Pictures/10000000000004B0000002ADB6F8D1B38FA44C2C.png" xlink:type="simple" xlink:show="embed" xlink:actuate="onLoad" draw:mime-type="image/png">
            <text:p/>
          </draw:image>
        </draw:frame>
        <draw:frame draw:style-name="gr1" draw:text-style-name="P1" draw:layer="layout" svg:width="8.302cm" svg:height="4.558cm" svg:x="11.112cm" svg:y="21.907cm">
          <draw:image xlink:href="Pictures/10000000000004B0000002ADB6F8D1B38FA44C2C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27cm" fo:margin-bottom="1.27cm" fo:margin-left="1.905cm" fo:margin-right="1.905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11-20T21:08:25.650000000</meta:creation-date>
    <dc:date>2023-04-11T20:31:15.473000000</dc:date>
    <meta:editing-duration>PT2H35M13S</meta:editing-duration>
    <meta:editing-cycles>10</meta:editing-cycles>
    <meta:generator>LibreOffice/7.4.1.2$Windows_X86_64 LibreOffice_project/3c58a8f3a960df8bc8fd77b461821e42c061c5f0</meta:generator>
    <meta:print-date>2023-04-11T20:10:03.806000000</meta:print-date>
    <meta:printed-by>Doctor Wizard</meta:printed-by>
    <dc:creator>Doctor Wizard</dc:creator>
    <meta:document-statistic meta:object-count="10"/>
  </office:meta>
</office:document-meta>
</file>